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rst steps in LazReport.</text:p>
      <text:p text:style-name="Standard"/>
      <text:p text:style-name="Standard">Introduction</text:p>
      <text:p text:style-name="Standard">Install</text:p>
      <text:p text:style-name="Standard">The First Report</text:p>
      <text:p text:style-name="Standard">Database Reports</text:p>
      <text:p text:style-name="Standard"/>
      <text:p text:style-name="Standard">Introduction.</text:p>
      <text:p text:style-name="Standard"/>
      <text:p text:style-name="Standard">LazReport is a set of components to add reporting and preview capabilities to applications. It can handle statically designed reports where reporting elements are fixed at design time, and also reports where the reported information comes from dynamic sources like for example databases or some other non db related means.</text:p>
      <text:p text:style-name="Standard">It has a report designer which can be invoked at run-time, enabling in this way situations where the programmer setup the report engine to link needed database access and at later time design custom reports at end user site, or even, enable the end user to design their own custom reports.</text:p>
      <text:p text:style-name="Standard"/>
      <text:p text:style-name="Standard">In this document we will see with all detail how to install LazReport and how to design, preview and print two kinds of reports, a static and one database oriented report <text: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7-12-20T13:30:30</meta:creation-date>
    <dc:date>2007-12-20T14:24:57</dc:date>
    <dc:language>es-ES</dc:language>
    <meta:editing-cycles>3</meta:editing-cycles>
    <meta:editing-duration>PT54M32S</meta:editing-duration>
    <meta:user-defined meta:name="Info 1"/>
    <meta:user-defined meta:name="Info 2"/>
    <meta:user-defined meta:name="Info 3"/>
    <meta:user-defined meta:name="Info 4"/>
    <meta:document-statistic meta:table-count="0" meta:image-count="0" meta:object-count="0" meta:page-count="1" meta:paragraph-count="9" meta:word-count="145" meta:character-count="872"/>
  </office:meta>
</office:document-meta>
</file>